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gr12" style:family="graphic" style:parent-style-name="standard">
      <style:graphic-properties draw:fill-color="#355269" draw:textarea-horizontal-align="justify" draw:textarea-vertical-align="middle" draw:auto-grow-height="false" fo:min-height="0.512cm" fo:min-width="2.54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dddddd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ff8000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355269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Alistai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lu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0.254cm" svg:y="5.08cm">
          <text:p text:style-name="P1"><text:span text:style-name="T1">Gas Mine 15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413cm" svg:height="0.762cm" svg:x="0.889cm" svg:y="3.937cm">
          <text:p text:style-name="P1"><text:span text:style-name="T1">Ambiguous La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5.207cm" svg:y1="3.556cm" svg:x2="3.302cm" svg:y2="5.461cm" draw:start-shape="id2" draw:start-glue-point="2" draw:end-shape="id3" draw:end-glue-point="1" svg:d="M5207 3556v1905h-1905" svg:viewBox="0 0 1906 1906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kers </text:span></text:p>
          <text:p text:style-name="P1"><text:span text:style-name="T1">Resear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Oasis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Tycho St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LKRM-Westfor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5.207cm" svg:y1="3.556cm" svg:x2="3.302cm" svg:y2="4.318cm" draw:start-shape="id2" draw:end-shape="id8" draw:end-glue-point="1" svg:d="M5207 3556v762h-1905" svg:viewBox="0 0 1906 763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ov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ydro Harve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Mining Area 14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0" draw:text-style-name="P8" xml:id="id13" draw:id="id13" draw:layer="layout" svg:width="3.048cm" svg:height="0.762cm" svg:x="21.082cm" svg:y="1.143cm">
          <text:p text:style-name="P1"><text:span text:style-name="T2">LKRM-Sand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1" draw:text-style-name="P9" xml:id="id14" draw:id="id14" draw:layer="layout" svg:width="3.048cm" svg:height="0.762cm" svg:x="13.589cm" svg:y="2.794cm">
          <text:p text:style-name="P1"><text:span text:style-name="T1">Highdu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1" draw:text-style-name="P9" xml:id="id15" draw:id="id15" draw:layer="layout" svg:width="3.048cm" svg:height="0.762cm" svg:x="13.589cm" svg:y="5.08cm">
          <text:p text:style-name="P1"><text:span text:style-name="T1">Yantar-4K2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5.08cm" draw:start-shape="id14" draw:start-glue-point="2" draw:end-shape="id15" svg:d="M15113 3556v1524" svg:viewBox="0 0 1 1525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 6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  <draw:custom-shape draw:style-name="gr1" draw:text-style-name="P2" xml:id="id17" draw:id="id17" draw:layer="layout" svg:width="3.048cm" svg:height="0.762cm" svg:x="0.254cm" svg:y="6.731cm">
          <text:p text:style-name="P1"><text:span text:style-name="T1">Cloud Ci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0.247cm" svg:x1="3.302cm" svg:y1="7.112cm" svg:x2="6.731cm" svg:y2="1.524cm" draw:start-shape="id17" draw:start-glue-point="1" draw:end-shape="id1" draw:end-glue-point="1" svg:d="M3302 7112h3683v-5588h-254" svg:viewBox="0 0 3684 5589">
          <text:p/>
        </draw:connector>
        <draw:custom-shape draw:style-name="gr11" draw:text-style-name="P9" xml:id="id18" draw:id="id18" draw:layer="layout" svg:width="3.048cm" svg:height="0.762cm" svg:x="13.589cm" svg:y="9.271cm">
          <text:p text:style-name="P1"><text:span text:style-name="T1">Cargo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0" xml:id="id19" draw:id="id19" draw:layer="layout" svg:width="3.048cm" svg:height="0.762cm" svg:x="13.589cm" svg:y="11.557cm">
          <text:p text:style-name="P1"><text:span text:style-name="T1">CyberTe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5.842cm" svg:x2="15.113cm" svg:y2="9.271cm" draw:start-shape="id15" draw:start-glue-point="2" draw:end-shape="id18" draw:end-glue-point="0" svg:d="M15113 5842v3429" svg:viewBox="0 0 1 3430">
          <text:p/>
        </draw:connector>
        <draw:custom-shape draw:style-name="gr12" draw:text-style-name="P10" xml:id="id20" draw:id="id20" draw:layer="layout" svg:width="3.048cm" svg:height="0.762cm" svg:x="9.652cm" svg:y="11.557cm">
          <text:p text:style-name="P1"><text:span text:style-name="T1">Fobo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1" xml:id="id21" draw:id="id21" draw:layer="layout" svg:width="3.048cm" svg:height="0.762cm" svg:x="18.796cm" svg:y="9.271cm">
          <text:p text:style-name="P1"><text:span text:style-name="T1">Sakigake (charg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1" xml:id="id22" draw:id="id22" draw:layer="layout" svg:width="3.048cm" svg:height="0.762cm" svg:x="22.606cm" svg:y="11.557cm">
          <text:p text:style-name="P1"><text:span text:style-name="T1">Nozomi (hop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10.033cm" svg:x2="15.113cm" svg:y2="11.557cm" draw:start-shape="id18" draw:start-glue-point="2" draw:end-shape="id19" draw:end-glue-point="0" svg:d="M15113 10033v1524" svg:viewBox="0 0 1 1525">
          <text:p/>
        </draw:connector>
        <draw:connector draw:style-name="gr5" draw:text-style-name="P1" draw:layer="layout" svg:x1="12.7cm" svg:y1="11.938cm" svg:x2="13.589cm" svg:y2="11.938cm" draw:start-shape="id20" draw:start-glue-point="1" draw:end-shape="id19" draw:end-glue-point="3" svg:d="M12700 11938h889" svg:viewBox="0 0 890 1">
          <text:p/>
        </draw:connector>
        <draw:connector draw:style-name="gr5" draw:text-style-name="P1" draw:layer="layout" svg:x1="16.637cm" svg:y1="9.652cm" svg:x2="18.796cm" svg:y2="9.652cm" draw:start-shape="id18" draw:start-glue-point="1" draw:end-shape="id21" draw:end-glue-point="3" svg:d="M16637 9652h2159" svg:viewBox="0 0 2160 1">
          <text:p/>
        </draw:connector>
        <draw:connector draw:style-name="gr5" draw:text-style-name="P1" draw:layer="layout" svg:x1="21.844cm" svg:y1="9.652cm" svg:x2="24.13cm" svg:y2="11.557cm" draw:start-shape="id21" draw:start-glue-point="1" draw:end-shape="id22" draw:end-glue-point="0" svg:d="M21844 9652h2286v1905" svg:viewBox="0 0 2287 1906">
          <text:p/>
        </draw:connector>
        <draw:custom-shape draw:style-name="gr13" draw:text-style-name="P11" xml:id="id23" draw:id="id23" draw:layer="layout" svg:width="3.048cm" svg:height="0.762cm" svg:x="18.796cm" svg:y="13.208cm">
          <text:p text:style-name="P1"><text:span text:style-name="T1">Akatsuki (Dusk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20.32cm" svg:y1="10.033cm" svg:x2="20.32cm" svg:y2="13.208cm" draw:start-shape="id21" draw:start-glue-point="2" draw:end-shape="id23" draw:end-glue-point="0" svg:d="M20320 10033v3175" svg:viewBox="0 0 1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8-04T19:30:28.049000000</dc:date>
    <meta:editing-duration>P1DT13H31M20S</meta:editing-duration>
    <meta:editing-cycles>16</meta:editing-cycles>
    <meta:generator>LibreOffice/6.2.5.2$Windows_X86_64 LibreOffice_project/1ec314fa52f458adc18c4f025c545a4e8b22c159</meta:generator>
    <meta:document-statistic meta:object-count="45"/>
  </office:meta>
</office:document-meta>
</file>